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002cm" style:rel-column-width="2836*"/>
    </style:style>
    <style:style style:name="Tabla1.B" style:family="table-column">
      <style:table-column-properties style:column-width="5.004cm" style:rel-column-width="2837*"/>
    </style:style>
    <style:style style:name="Tabla1.C" style:family="table-column">
      <style:table-column-properties style:column-width="6.994cm" style:rel-column-width="396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313f" officeooo:paragraph-rsid="001a313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a313f" officeooo:paragraph-rsid="001a313f" style:font-weight-asian="normal" style:font-weight-complex="normal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paragraph-rsid="001a313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a313f" officeooo:paragraph-rsid="001a313f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officeooo:rsid="001a313f" officeooo:paragraph-rsid="001a31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RIO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Término</text:p>
          </table:table-cell>
          <table:table-cell table:style-name="Tabla1.A1" office:value-type="string">
            <text:p text:style-name="P5">Categoría</text:p>
          </table:table-cell>
          <table:table-cell table:style-name="Tabla1.C1" office:value-type="string">
            <text:p text:style-name="P5">Comentario</text:p>
          </table:table-cell>
        </table:table-row>
        <table:table-row>
          <table:table-cell table:style-name="Tabla1.A2" office:value-type="string">
            <text:p text:style-name="P6">Registrar Usuario</text:p>
          </table:table-cell>
          <table:table-cell table:style-name="Tabla1.A2" office:value-type="string">
            <text:p text:style-name="P6">Caso de uso</text:p>
          </table:table-cell>
          <table:table-cell table:style-name="Tabla1.C2" office:value-type="string">
            <text:p text:style-name="P6">Descripción del proceso de como se debe registrar un usuario en el sistema.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23:57:33.429211339</meta:creation-date>
    <dc:date>2025-03-27T00:02:34.293572270</dc:date>
    <meta:editing-duration>PT5M2S</meta:editing-duration>
    <meta:editing-cycles>1</meta:editing-cycles>
    <meta:document-statistic meta:table-count="1" meta:image-count="0" meta:object-count="0" meta:page-count="1" meta:paragraph-count="7" meta:word-count="22" meta:character-count="137" meta:non-whitespace-character-count="122"/>
    <meta:generator>LibreOffice/24.2.7.2$Linux_X86_64 LibreOffice_project/420$Build-2</meta:generator>
  </office:meta>
</office:document-meta>
</file>